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officeooo:rsid="00126f91" officeooo:paragraph-rsid="00126f91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officeooo:rsid="0013dbfa" officeooo:paragraph-rsid="0013dbf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13dbfa" officeooo:paragraph-rsid="0013dbf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1545e0" officeooo:paragraph-rsid="001545e0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officeooo:rsid="001545e0" officeooo:paragraph-rsid="001545e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fo:font-weight="bold" officeooo:rsid="001545e0" officeooo:paragraph-rsid="001545e0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ru" fo:country="RU" fo:font-weight="bold" officeooo:rsid="0015eee5" officeooo:paragraph-rsid="0015eee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ru" fo:country="RU" fo:font-weight="bold" officeooo:rsid="001767e3" officeooo:paragraph-rsid="001767e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ru" fo:country="RU" fo:font-weight="bold" officeooo:rsid="0017b0fe" officeooo:paragraph-rsid="0017b0f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ru" fo:country="RU" fo:font-weight="bold" officeooo:rsid="001939c6" officeooo:paragraph-rsid="001939c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ru" fo:country="RU" fo:font-weight="bold" officeooo:rsid="001a2b4e" officeooo:paragraph-rsid="001a2b4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ru" fo:country="RU" fo:font-weight="bold" officeooo:rsid="001b4b69" officeooo:paragraph-rsid="001b4b69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45e0" officeooo:paragraph-rsid="001545e0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767e3" officeooo:paragraph-rsid="001767e3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bold" officeooo:rsid="001a2b4e" officeooo:paragraph-rsid="001a2b4e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language="ru" fo:country="RU" officeooo:rsid="0013dbfa" officeooo:paragraph-rsid="0013dbfa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4pt" fo:language="ru" fo:country="RU" officeooo:rsid="00114f90" officeooo:paragraph-rsid="00114f90" style:font-size-asian="24pt" style:font-size-complex="24pt"/>
    </style:style>
    <style:style style:name="P18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officeooo:rsid="0013dbfa" officeooo:paragraph-rsid="0013dbfa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45e0" officeooo:paragraph-rsid="001545e0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767e3" officeooo:paragraph-rsid="001545e0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767e3" officeooo:paragraph-rsid="001767e3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eee5" officeooo:paragraph-rsid="001545e0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eee5" officeooo:paragraph-rsid="0015eee5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939c6" officeooo:paragraph-rsid="0017b0fe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939c6" officeooo:paragraph-rsid="001939c6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a2b4e" officeooo:paragraph-rsid="001a2b4e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b4b69" officeooo:paragraph-rsid="001b4b69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language="ru" fo:country="RU" style:text-underline-style="solid" style:text-underline-width="auto" style:text-underline-color="font-color" fo:font-weight="normal" officeooo:rsid="001a2b4e" officeooo:paragraph-rsid="001a2b4e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b4b69" officeooo:paragraph-rsid="001a2b4e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a2b4e" officeooo:paragraph-rsid="001a2b4e" style:font-size-asian="14pt" style:font-weight-asian="normal" style:font-size-complex="16pt" style:font-weight-complex="normal"/>
    </style:style>
    <style:style style:name="T1" style:family="text">
      <style:text-properties officeooo:rsid="001545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67e3" style:font-weight-asian="normal" style:font-weight-complex="normal"/>
    </style:style>
    <style:style style:name="T5" style:family="text">
      <style:text-properties fo:font-weight="normal" officeooo:rsid="0017b0fe" style:font-weight-asian="normal" style:font-weight-complex="normal"/>
    </style:style>
    <style:style style:name="T6" style:family="text">
      <style:text-properties fo:font-weight="normal" officeooo:rsid="00190d25" style:font-weight-asian="normal" style:font-weight-complex="normal"/>
    </style:style>
    <style:style style:name="T7" style:family="text">
      <style:text-properties fo:font-weight="normal" officeooo:rsid="001939c6" style:font-weight-asian="normal" style:font-weight-complex="normal"/>
    </style:style>
    <style:style style:name="T8" style:family="text">
      <style:text-properties fo:font-weight="normal" officeooo:rsid="001a2b4e" style:font-weight-asian="normal" style:font-weight-complex="normal"/>
    </style:style>
    <style:style style:name="T9" style:family="text">
      <style:text-properties fo:font-weight="normal" officeooo:rsid="001b4b69" style:font-weight-asian="normal" style:font-weight-complex="normal"/>
    </style:style>
    <style:style style:name="T10" style:family="text">
      <style:text-properties officeooo:rsid="0017b0fe"/>
    </style:style>
    <style:style style:name="T11" style:family="text">
      <style:text-properties officeooo:rsid="00193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История России</text:p>
      <text:p text:style-name="P1">Проф — Сергей Николаевич</text:p>
      <text:p text:style-name="P1"/>
      <text:p text:style-name="P16">История древней Руси</text:p>
      <text:p text:style-name="P2"/>
      <text:p text:style-name="P18">Становление, развитие, особенности русского гос-ва</text:p>
      <text:p text:style-name="P18">IX — начало XIV века</text:p>
      <text:p text:style-name="P3">Основной источник — Повесть временных лет (ПВЛ)</text:p>
      <text:p text:style-name="P3">Автор — Нестр летописец. Имеет несколько редакций, отличающихся датами. Других источников почти нет.</text:p>
      <text:p text:style-name="P3">Термин Русь <text:span text:style-name="T1">изначально относился к элите.</text:span></text:p>
      <text:p text:style-name="P3"/>
      <text:p text:style-name="P5">Основные события</text:p>
      <text:p text:style-name="P4"><text:span text:style-name="T2">862 г</text:span> — призвание варягов, Рюрика и сподвижников, на Русь. Возможно были другие.</text:p>
      <text:p text:style-name="P4">Гос-во до Рюрика существовало. </text:p>
      <text:p text:style-name="P4">До Рюрика столицей был Новгород. </text:p>
      <text:p text:style-name="P4">Возможная предыдущая столица — Старая Лада.</text:p>
      <text:p text:style-name="P4">Рюрик не был скандинавом. Первый город в скандинавии появился в XII веке.</text:p>
      <text:p text:style-name="P13">Названия «Киевская Русь» не существовало.</text:p>
      <text:p text:style-name="P13"/>
      <text:p text:style-name="P6">862-879 гг —<text:span text:style-name="T3"> правление Рюрика в Новгороде.</text:span></text:p>
      <text:p text:style-name="P13">Существовал клан (семья) Рюриков, потом (XVI в.) Романовых.</text:p>
      <text:p text:style-name="P13"/>
      <text:p text:style-name="P6">879-912 гг<text:span text:style-name="T3"> — правление Олега.</text:span></text:p>
      <text:p text:style-name="P13"/>
      <text:p text:style-name="P6">882 г<text:span text:style-name="T3"> — вторжение Олега в Киев. Перенос столицы из Новгорода в Киев.</text:span></text:p>
      <text:p text:style-name="P13">Олег занимался внешними походами, так как Русь была языческой.</text:p>
      <text:p text:style-name="P13">После крещения Владимира, походы прекратились</text:p>
      <text:p text:style-name="P6"/>
      <text:p text:style-name="P6">907 г<text:span text:style-name="T3"> — поход Олега на Константинопль. Первый договор с Византией, выгодный для Руси.</text:span></text:p>
      <text:p text:style-name="P13"/>
      <text:p text:style-name="P6">912-945 гг<text:span text:style-name="T3"> — </text:span><text:span text:style-name="T4">правление </text:span><text:span text:style-name="T3">княз</text:span><text:span text:style-name="T4">я</text:span><text:span text:style-name="T3"> Игор</text:span><text:span text:style-name="T4">я</text:span><text:span text:style-name="T3">.</text:span></text:p>
      <text:p text:style-name="P13"/>
      <text:p text:style-name="P6"><text:soft-page-break/>941-944 гг<text:span text:style-name="T3"> — походы Игоря на Византию, с меньшей </text:span><text:span text:style-name="T4">успешностью, чем Олега.</text:span></text:p>
      <text:p text:style-name="P20"/>
      <text:p text:style-name="P6">945 г<text:span text:style-name="T3"> — обновленный договор с Византией.</text:span></text:p>
      <text:p text:style-name="P13">Русь называлась «Русская земля»</text:p>
      <text:p text:style-name="P6"/>
      <text:p text:style-name="P6">945 г<text:span text:style-name="T3"> — Олег убит древлянами.</text:span></text:p>
      <text:p text:style-name="P6"/>
      <text:p text:style-name="P6">945-964 гг<text:span text:style-name="T3"> — правление княгини Ольги.</text:span></text:p>
      <text:p text:style-name="P14">Крестное имя — Елена.</text:p>
      <text:p text:style-name="P6"/>
      <text:p text:style-name="P6">957 г<text:span text:style-name="T3"> — поездка в Константинопль (Византию) для крещения.</text:span></text:p>
      <text:p text:style-name="P13">Ольга попросила императора Византии стать крестным чтобы избежать брака с ним.</text:p>
      <text:p text:style-name="P13"/>
      <text:p text:style-name="P6">964-972 гг<text:span text:style-name="T3"> — князь Святослав, сын ольги. Остался язычником. Был воинственным и проводил большинство времени в походах. Разгромил Хазарский Каганат (Черномория). Иудаизм vs язычество. Угроза со стороны юга отпала.</text:span></text:p>
      <text:p text:style-name="P22"/>
      <text:p text:style-name="P7">967-971 гг <text:span text:style-name="T3">— Святослав предпринимал походы на Дунай (центральная Европа).</text:span></text:p>
      <text:p text:style-name="P23">Среднее течение дуная — место рождения христианства.</text:p>
      <text:p text:style-name="P23"/>
      <text:p text:style-name="P14"><text:span text:style-name="T2">980-1015 гг </text:span>— правление князя Владимира.</text:p>
      <text:p text:style-name="P14">Крестное имя — Василий, в честь императора Византии.</text:p>
      <text:p text:style-name="P14"/>
      <text:p text:style-name="P14">Неудачная религиозно-языческая реформа. <text:span text:style-name="T10">Владимир хо</text:span>тел сделать бога Перуна главным. Перун — бог войны.</text:p>
      <text:p text:style-name="P14">Владимиру важна была концепция монотеизма — один правитель на земле и один бог на небе.</text:p>
      <text:p text:style-name="P14">Литовцы платили дань вениками и желудями. После крещения они стали сильнее и перестали платить дань.</text:p>
      <text:p text:style-name="P14">Исключение — Скандинавия. Там сохранилось язычество до XII века.</text:p>
      <text:p text:style-name="P14"/>
      <text:p text:style-name="P8">988 г<text:span text:style-name="T3"> — </text:span><text:span text:style-name="T5">начало</text:span><text:span text:style-name="T3"> крещени</text:span><text:span text:style-name="T5">я</text:span><text:span text:style-name="T3"> Руси. </text:span><text:span text:style-name="T5">Крестили Русь болгары. </text:span><text:span text:style-name="T6">Все книги написаны не на греческом, а на древнеболгарском (стал старославянским).</text:span></text:p>
      <text:p text:style-name="P10"><text:span text:style-name="T6">Б</text:span><text:span text:style-name="T3">ольшинство имен было греческими.</text:span></text:p>
      <text:p text:style-name="P9"><text:soft-page-break/><text:span text:style-name="T3">Переменовали дни недели. </text:span><text:span text:style-name="T4">Понедельник — после недели (неделя — прежнее название воскресенья). </text:span><text:span text:style-name="T3">Все остальные названия не связаны с язычеаством.</text:span></text:p>
      <text:p text:style-name="P9"><text:span text:style-name="T3">В Руси было двоеверие — в больших городах </text:span><text:span text:style-name="T6">язычество сменилось на </text:span><text:span text:style-name="T3">христианство, в малых язычество </text:span><text:span text:style-name="T6">осталось</text:span><text:span text:style-name="T3">.</text:span><text:span text:style-name="T7"> Принятие христианства не было добровольным. Язычники сопротивлялись активно, потом пассивно.</text:span></text:p>
      <text:p text:style-name="P24"/>
      <text:p text:style-name="P10">1019-1054 гг <text:span text:style-name="T3">— правленик Ярослава «Мудрого». Термин «Мудрый» родился в сочинениях после его смерти, при жизни его так не звали. При крещении Георгий Юрий.</text:span></text:p>
      <text:p text:style-name="P10"><text:span text:style-name="T3">Вел династическую политику, связывал детей с правящими родами в: Венгрии, Польш</text:span><text:span text:style-name="T8">е</text:span><text:span text:style-name="T3">, Франции, </text:span><text:span text:style-name="T8">Германии</text:span><text:span text:style-name="T3">.</text:span></text:p>
      <text:p text:style-name="P26">У Ярослава прятался шведский принц.</text:p>
      <text:p text:style-name="P11"><text:span text:style-name="T7">Б</text:span><text:span text:style-name="T3">оролся с Половецкой угрозой. Ислама у них тогда еще не было.</text:span></text:p>
      <text:p text:style-name="P11"><text:span text:style-name="T7">П</text:span><text:span text:style-name="T3">ри нем наметилась тенденция раздробления единого гос-ва.</text:span></text:p>
      <text:p text:style-name="P24"/>
      <text:p text:style-name="P11"><text:span text:style-name="T11">1</text:span>054 г<text:span text:style-name="T3"> — смерть Ярослава. Начало дробления земель между последников.</text:span></text:p>
      <text:p text:style-name="P24"/>
      <text:p text:style-name="P10">1054 г<text:span text:style-name="T3"> — взаимное проклятие, церковный раскол. Была «Греко-хафолическая» церквь (Византийского образца).</text:span></text:p>
      <text:p text:style-name="P25"/>
      <text:p text:style-name="P11">1097 г<text:span text:style-name="T3"> — путь из Варяг в Греки.</text:span></text:p>
      <text:p text:style-name="P26"/>
      <text:p text:style-name="P12">1097 г<text:span text:style-name="T3"> — съезд князей. Договор не захватывать соседние земли.</text:span></text:p>
      <text:p text:style-name="P27">Город — огороженное село с церковью и 1000 человек.</text:p>
      <text:p text:style-name="P26"/>
      <text:p text:style-name="P28">Экономика Руси</text:p>
      <text:p text:style-name="P15"><text:span text:style-name="T3">Не было металлов — железа, золота, серебра, меди, и.т.д. Нужно было импортировать. Деньги нужно было использовать иностранные, </text:span><text:span text:style-name="T9">либо ковать из импортированного металла</text:span><text:span text:style-name="T3">. </text:span><text:span text:style-name="T9">Привозные монеты с дополнительной печатью называли «Ефимка». «Золотник Владимира» — в мире осталось не более 10 единиц. Имел настоящий портрет Владимира.</text:span></text:p>
      <text:p text:style-name="P29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4:44:50.135040328</meta:creation-date>
    <dc:date>2024-09-16T15:13:53.590268038</dc:date>
    <meta:editing-duration>PT32M5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516" meta:character-count="3769" meta:non-whitespace-character-count="3270"/>
  </office:meta>
</office:document-meta>
</file>